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8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ONSORCIO AGROVETERINARIO LAS VIOLETAS S.A (CONAVET)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NSORCIO AGROVETERINARIO LAS VIOLETAS S.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1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ORRAS ACOSTA MOISES GUILLERM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MESONES PEREZ JIMMY POOL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ACL-115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4:0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5:3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0T23:03:3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